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4642in" svg:y="4.3898in">
            <draw:object draw:notify-on-update-of-ranges="Sheet1.F13:Sheet1.F20 Sheet1.E13:Sheet1.E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UV3, DN vs Temp</text:p>
          </table:table-cell>
          <table:covered-table-cell table:style-name="ce2"/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MEG, DN vs Temp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1.2" calcext:value-type="float">
            <text:p>51.2</text:p>
          </table:table-cell>
          <table:table-cell office:value-type="float" office:value="11500" calcext:value-type="float">
            <text:p>11500</text:p>
          </table:table-cell>
          <table:table-cell office:value-type="float" office:value="11467" calcext:value-type="float">
            <text:p>11467</text:p>
          </table:table-cell>
          <table:table-cell table:formula="of:=-LN(([.C3]+[.D3])/30000)" office:value-type="float" office:value="0.267138978627878" calcext:value-type="float">
            <text:p>0.267138978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67.5" calcext:value-type="float">
            <text:p>67.5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table:formula="of:=-LN([.K3]/[.J3])" office:value-type="float" office:value="0.0629578501524814" calcext:value-type="float">
            <text:p>0.0629578502</text:p>
          </table:table-cell>
          <table:table-cell office:value-type="float" office:value="23.03" calcext:value-type="float">
            <text:p>23.03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0.2" calcext:value-type="float">
            <text:p>50.2</text:p>
          </table:table-cell>
          <table:table-cell office:value-type="float" office:value="14307" calcext:value-type="float">
            <text:p>14307</text:p>
          </table:table-cell>
          <table:table-cell office:value-type="float" office:value="14361" calcext:value-type="float">
            <text:p>14361</text:p>
          </table:table-cell>
          <table:table-cell table:formula="of:=-LN(([.C4]+[.D4])/30000)" office:value-type="float" office:value="0.0454158635304826" calcext:value-type="float">
            <text:p>0.0454158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4" calcext:value-type="float">
            <text:p>64</text:p>
          </table:table-cell>
          <table:table-cell office:value-type="float" office:value="8658" calcext:value-type="float">
            <text:p>8658</text:p>
          </table:table-cell>
          <table:table-cell office:value-type="float" office:value="8582" calcext:value-type="float">
            <text:p>8582</text:p>
          </table:table-cell>
          <table:table-cell table:formula="of:=-LN([.K4]/[.J4])" office:value-type="float" office:value="0.00881676245045591" calcext:value-type="float">
            <text:p>0.008816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9.3" calcext:value-type="float">
            <text:p>49.3</text:p>
          </table:table-cell>
          <table:table-cell office:value-type="float" office:value="14848" calcext:value-type="float">
            <text:p>14848</text:p>
          </table:table-cell>
          <table:table-cell office:value-type="float" office:value="14846" calcext:value-type="float">
            <text:p>14846</text:p>
          </table:table-cell>
          <table:table-cell table:formula="of:=-LN(([.C5]+[.D5])/30000)" office:value-type="float" office:value="0.0102523764643514" calcext:value-type="float">
            <text:p>0.0102523765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3.2" calcext:value-type="float">
            <text:p>63.2</text:p>
          </table:table-cell>
          <table:table-cell office:value-type="float" office:value="12994" calcext:value-type="float">
            <text:p>12994</text:p>
          </table:table-cell>
          <table:table-cell office:value-type="float" office:value="12976" calcext:value-type="float">
            <text:p>12976</text:p>
          </table:table-cell>
          <table:table-cell table:formula="of:=-LN([.K5]/[.J5])" office:value-type="float" office:value="0.00138621508528215" calcext:value-type="float">
            <text:p>0.0013862151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8.35" calcext:value-type="float">
            <text:p>48.35</text:p>
          </table:table-cell>
          <table:table-cell office:value-type="float" office:value="14983" calcext:value-type="float">
            <text:p>14983</text:p>
          </table:table-cell>
          <table:table-cell office:value-type="float" office:value="14963" calcext:value-type="float">
            <text:p>14963</text:p>
          </table:table-cell>
          <table:table-cell table:formula="of:=-LN(([.C6]+[.D6])/30000)" office:value-type="float" office:value="0.00180162194662821" calcext:value-type="float">
            <text:p>0.0018016219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62.1" calcext:value-type="float">
            <text:p>62.1</text:p>
          </table:table-cell>
          <table:table-cell office:value-type="float" office:value="14668" calcext:value-type="float">
            <text:p>14668</text:p>
          </table:table-cell>
          <table:table-cell office:value-type="float" office:value="14691" calcext:value-type="float">
            <text:p>14691</text:p>
          </table:table-cell>
          <table:table-cell table:formula="of:=-LN([.K6]/[.J6])" office:value-type="float" office:value="-0.00156681117921036" calcext:value-type="float">
            <text:p>-0.0015668112</text:p>
          </table:table-cell>
          <table:table-cell office:value-type="float" office:value="-40" calcext:value-type="float">
            <text:p>-40</text:p>
          </table:table-cell>
          <table:table-cell office:value-type="float" office:value="62.5" calcext:value-type="float">
            <text:p>62.5</text:p>
          </table:table-cell>
          <table:table-cell office:value-type="float" office:value="14621" calcext:value-type="float">
            <text:p>14621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7.65" calcext:value-type="float">
            <text:p>47.6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84" calcext:value-type="float">
            <text:p>14984</text:p>
          </table:table-cell>
          <table:table-cell table:formula="of:=-LN(([.C7]+[.D7])/30000)" office:value-type="float" office:value="0.000666888987703768" calcext:value-type="float">
            <text:p>0.000666889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61.1" calcext:value-type="float">
            <text:p>61.1</text:p>
          </table:table-cell>
          <table:table-cell office:value-type="float" office:value="14959" calcext:value-type="float">
            <text:p>14959</text:p>
          </table:table-cell>
          <table:table-cell office:value-type="float" office:value="14951" calcext:value-type="float">
            <text:p>14951</text:p>
          </table:table-cell>
          <table:table-cell table:formula="of:=-LN([.K7]/[.J7])" office:value-type="float" office:value="0.000534938160533126" calcext:value-type="float">
            <text:p>0.0005349382</text:p>
          </table:table-cell>
          <table:table-cell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.65" calcext:value-type="float">
            <text:p>46.65</text:p>
          </table:table-cell>
          <table:table-cell office:value-type="float" office:value="14998" calcext:value-type="float">
            <text:p>14998</text:p>
          </table:table-cell>
          <table:table-cell office:value-type="float" office:value="14987" calcext:value-type="float">
            <text:p>14987</text:p>
          </table:table-cell>
          <table:table-cell table:formula="of:=-LN(([.C8]+[.D8])/30000)" office:value-type="float" office:value="0.000500125041682243" calcext:value-type="float">
            <text:p>0.00050012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60.5" calcext:value-type="float">
            <text:p>60.5</text:p>
          </table:table-cell>
          <table:table-cell office:value-type="float" office:value="14989" calcext:value-type="float">
            <text:p>14989</text:p>
          </table:table-cell>
          <table:table-cell office:value-type="float" office:value="14987" calcext:value-type="float">
            <text:p>14987</text:p>
          </table:table-cell>
          <table:table-cell table:formula="of:=-LN([.K8]/[.J8])" office:value-type="float" office:value="0.000133440085599685" calcext:value-type="float">
            <text:p>0.0001334401</text:p>
          </table:table-cell>
          <table:table-cell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1.8" calcext:value-type="float">
            <text:p>51.8</text:p>
          </table:table-cell>
          <table:table-cell office:value-type="float" office:value="14996" calcext:value-type="float">
            <text:p>14996</text:p>
          </table:table-cell>
          <table:table-cell office:value-type="float" office:value="14917" calcext:value-type="float">
            <text:p>14917</text:p>
          </table:table-cell>
          <table:table-cell table:formula="of:=-LN(([.C9]+[.D9])/30000)" office:value-type="float" office:value="0.00290421314738983" calcext:value-type="float">
            <text:p>0.002904213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59.7" calcext:value-type="float">
            <text:p>59.7</text:p>
          </table:table-cell>
          <table:table-cell office:value-type="float" office:value="14999" calcext:value-type="float">
            <text:p>14999</text:p>
          </table:table-cell>
          <table:table-cell office:value-type="float" office:value="14988" calcext:value-type="float">
            <text:p>14988</text:p>
          </table:table-cell>
          <table:table-cell table:formula="of:=-LN([.K9]/[.J9])" office:value-type="float" office:value="0.000733651281781468" calcext:value-type="float">
            <text:p>0.0007336513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.8" calcext:value-type="float">
            <text:p>45.8</text:p>
          </table:table-cell>
          <table:table-cell office:value-type="float" office:value="15000" calcext:value-type="float">
            <text:p>15000</text:p>
          </table:table-cell>
          <table:table-cell office:value-type="float" office:value="14953" calcext:value-type="float">
            <text:p>14953</text:p>
          </table:table-cell>
          <table:table-cell table:formula="of:=-LN(([.C10]+[.D10])/30000)" office:value-type="float" office:value="0.00156789517216234" calcext:value-type="float">
            <text:p>0.0015678952</text:p>
          </table:table-cell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6"/>
          <table:table-cell office:value-type="string" calcext:value-type="string">
            <text:p>P0</text:p>
          </table:table-cell>
          <table:table-cell office:value-type="string" calcext:value-type="string">
            <text:p>dP0</text:p>
          </table:table-cell>
          <table:table-cell office:value-type="string" calcext:value-type="string">
            <text:p>dDN</text:p>
          </table:table-cell>
          <table:table-cell/>
          <table:table-cell office:value-type="string" calcext:value-type="string">
            <text:p>Hz/mm2</text:p>
          </table:table-cell>
          <table:table-cell table:number-columns-repeated="5"/>
        </table:table-row>
        <table:table-row table:style-name="ro3">
          <table:table-cell office:value-type="float" office:value="954" calcext:value-type="float">
            <text:p>954</text:p>
          </table:table-cell>
          <table:table-cell office:value-type="float" office:value="51.2" calcext:value-type="float">
            <text:p>51.2</text:p>
          </table:table-cell>
          <table:table-cell office:value-type="float" office:value="11513" calcext:value-type="float">
            <text:p>11513</text:p>
          </table:table-cell>
          <table:table-cell office:value-type="float" office:value="11483" calcext:value-type="float">
            <text:p>11483</text:p>
          </table:table-cell>
          <table:table-cell table:formula="of:=-LN([.G13])" office:value-type="float" office:value="0.265877093901111" calcext:value-type="float">
            <text:p>0.2658770939</text:p>
          </table:table-cell>
          <table:table-cell office:value-type="float" office:value="19" calcext:value-type="float">
            <text:p>19</text:p>
          </table:table-cell>
          <table:table-cell table:formula="of:=([.C13]+[.D13])/30000" office:value-type="float" office:value="0.766533333333333" calcext:value-type="float">
            <text:p>0.7665333333</text:p>
          </table:table-cell>
          <table:table-cell table:formula="of:=SQRT([.G13]*(1-[.G13])/30000)" office:value-type="float" office:value="0.00244240306680547" calcext:value-type="float">
            <text:p>0.0024424031</text:p>
          </table:table-cell>
          <table:table-cell table:formula="of:=[.H13]/[.G13]" office:value-type="float" office:value="0.00318629726927135" calcext:value-type="float">
            <text:p>0.0031862973</text:p>
          </table:table-cell>
          <table:table-cell table:formula="of:=[.F13]" office:value-type="float" office:value="19" calcext:value-type="float">
            <text:p>19</text:p>
          </table:table-cell>
          <table:table-cell table:formula="of:=[.E13]/3*1000000/9" office:value-type="float" office:value="9847.29977411522" calcext:value-type="float">
            <text:p>9847.2997741152</text:p>
          </table:table-cell>
          <table:table-cell office:value-type="float" office:value="0" calcext:value-type="float">
            <text:p>0</text:p>
          </table:table-cell>
          <table:table-cell table:formula="of:=[.I13]/3*1000000/9" office:value-type="float" office:value="118.011009973013" calcext:value-type="float">
            <text:p>118.011009973</text:p>
          </table:table-cell>
          <table:table-cell table:number-columns-repeated="3"/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float" office:value="50.2" calcext:value-type="float">
            <text:p>50.2</text:p>
          </table:table-cell>
          <table:table-cell office:value-type="float" office:value="14315" calcext:value-type="float">
            <text:p>14315</text:p>
          </table:table-cell>
          <table:table-cell office:value-type="float" office:value="14361" calcext:value-type="float">
            <text:p>14361</text:p>
          </table:table-cell>
          <table:table-cell table:formula="of:=-LN([.G14])" office:value-type="float" office:value="0.0451368456715296" calcext:value-type="float">
            <text:p>0.0451368457</text:p>
          </table:table-cell>
          <table:table-cell office:value-type="float" office:value="0" calcext:value-type="float">
            <text:p>0</text:p>
          </table:table-cell>
          <table:table-cell table:formula="of:=([.C14]+[.D14])/30000" office:value-type="float" office:value="0.955866666666667" calcext:value-type="float">
            <text:p>0.9558666667</text:p>
          </table:table-cell>
          <table:table-cell table:formula="of:=SQRT([.G14]*(1-[.G14])/30000)" office:value-type="float" office:value="0.00118582716871982" calcext:value-type="float">
            <text:p>0.0011858272</text:p>
          </table:table-cell>
          <table:table-cell table:formula="of:=[.H14]/[.G14]" office:value-type="float" office:value="0.00124057801163324" calcext:value-type="float">
            <text:p>0.001240578</text:p>
          </table:table-cell>
          <table:table-cell table:formula="of:=[.F14]" office:value-type="float" office:value="0" calcext:value-type="float">
            <text:p>0</text:p>
          </table:table-cell>
          <table:table-cell table:formula="of:=[.E14]/3*1000000/9" office:value-type="float" office:value="1671.73502487147" calcext:value-type="float">
            <text:p>1671.7350248715</text:p>
          </table:table-cell>
          <table:table-cell office:value-type="float" office:value="0" calcext:value-type="float">
            <text:p>0</text:p>
          </table:table-cell>
          <table:table-cell table:formula="of:=[.I14]/3*1000000/9" office:value-type="float" office:value="45.947333764194" calcext:value-type="float">
            <text:p>45.9473337642</text:p>
          </table:table-cell>
          <table:table-cell table:number-columns-repeated="3"/>
        </table:table-row>
        <table:table-row table:style-name="ro3">
          <table:table-cell office:value-type="float" office:value="956" calcext:value-type="float">
            <text:p>956</text:p>
          </table:table-cell>
          <table:table-cell office:value-type="float" office:value="49.3" calcext:value-type="float">
            <text:p>49.3</text:p>
          </table:table-cell>
          <table:table-cell office:value-type="float" office:value="14853" calcext:value-type="float">
            <text:p>14853</text:p>
          </table:table-cell>
          <table:table-cell office:value-type="float" office:value="14873" calcext:value-type="float">
            <text:p>14873</text:p>
          </table:table-cell>
          <table:table-cell table:formula="of:=-LN([.G15])" office:value-type="float" office:value="0.00917529793545217" calcext:value-type="float">
            <text:p>0.0091752979</text:p>
          </table:table-cell>
          <table:table-cell office:value-type="float" office:value="-20" calcext:value-type="float">
            <text:p>-20</text:p>
          </table:table-cell>
          <table:table-cell table:formula="of:=([.C15]+[.D15])/30000" office:value-type="float" office:value="0.990866666666667" calcext:value-type="float">
            <text:p>0.9908666667</text:p>
          </table:table-cell>
          <table:table-cell table:formula="of:=SQRT([.G15]*(1-[.G15])/30000)" office:value-type="float" office:value="0.000549239339315613" calcext:value-type="float">
            <text:p>0.0005492393</text:p>
          </table:table-cell>
          <table:table-cell table:formula="of:=[.H15]/[.G15]" office:value-type="float" office:value="0.000554301963919411" calcext:value-type="float">
            <text:p>0.000554302</text:p>
          </table:table-cell>
          <table:table-cell table:formula="of:=[.F15]" office:value-type="float" office:value="-20" calcext:value-type="float">
            <text:p>-20</text:p>
          </table:table-cell>
          <table:table-cell table:formula="of:=[.E15]/3*1000000/9" office:value-type="float" office:value="339.825849461191" calcext:value-type="float">
            <text:p>339.8258494612</text:p>
          </table:table-cell>
          <table:table-cell office:value-type="float" office:value="0" calcext:value-type="float">
            <text:p>0</text:p>
          </table:table-cell>
          <table:table-cell table:formula="of:=[.I15]/3*1000000/9" office:value-type="float" office:value="20.5297023673856" calcext:value-type="float">
            <text:p>20.5297023674</text:p>
          </table:table-cell>
          <table:table-cell table:number-columns-repeated="3"/>
        </table:table-row>
        <table:table-row table:style-name="ro3">
          <table:table-cell office:value-type="float" office:value="958" calcext:value-type="float">
            <text:p>958</text:p>
          </table:table-cell>
          <table:table-cell office:value-type="float" office:value="48.35" calcext:value-type="float">
            <text:p>48.35</text:p>
          </table:table-cell>
          <table:table-cell office:value-type="float" office:value="14983" calcext:value-type="float">
            <text:p>14983</text:p>
          </table:table-cell>
          <table:table-cell office:value-type="float" office:value="14978" calcext:value-type="float">
            <text:p>14978</text:p>
          </table:table-cell>
          <table:table-cell table:formula="of:=-LN([.G16])" office:value-type="float" office:value="0.00130084573304807" calcext:value-type="float">
            <text:p>0.0013008457</text:p>
          </table:table-cell>
          <table:table-cell office:value-type="float" office:value="-40" calcext:value-type="float">
            <text:p>-40</text:p>
          </table:table-cell>
          <table:table-cell table:formula="of:=([.C16]+[.D16])/30000" office:value-type="float" office:value="0.9987" calcext:value-type="float">
            <text:p>0.9987</text:p>
          </table:table-cell>
          <table:table-cell table:formula="of:=SQRT([.G16]*(1-[.G16])/30000)" office:value-type="float" office:value="0.000208031247652844" calcext:value-type="float">
            <text:p>0.0002080312</text:p>
          </table:table-cell>
          <table:table-cell table:formula="of:=[.H16]/[.G16]" office:value-type="float" office:value="0.000208302040305241" calcext:value-type="float">
            <text:p>0.000208302</text:p>
          </table:table-cell>
          <table:table-cell table:formula="of:=[.F16]" office:value-type="float" office:value="-40" calcext:value-type="float">
            <text:p>-40</text:p>
          </table:table-cell>
          <table:table-cell table:formula="of:=[.E16]/3*1000000/9" office:value-type="float" office:value="48.179471594373" calcext:value-type="float">
            <text:p>48.1794715944</text:p>
          </table:table-cell>
          <table:table-cell office:value-type="float" office:value="0" calcext:value-type="float">
            <text:p>0</text:p>
          </table:table-cell>
          <table:table-cell table:formula="of:=[.I16]/3*1000000/9" office:value-type="float" office:value="7.71489038167559" calcext:value-type="float">
            <text:p>7.7148903817</text:p>
          </table:table-cell>
          <table:table-cell table:number-columns-repeated="3"/>
        </table:table-row>
        <table:table-row table:style-name="ro3">
          <table:table-cell office:value-type="float" office:value="959" calcext:value-type="float">
            <text:p>959</text:p>
          </table:table-cell>
          <table:table-cell office:value-type="float" office:value="47.65" calcext:value-type="float">
            <text:p>47.6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95" calcext:value-type="float">
            <text:p>14995</text:p>
          </table:table-cell>
          <table:table-cell table:formula="of:=-LN([.G17])" office:value-type="float" office:value="0.000300045009001992" calcext:value-type="float">
            <text:p>0.000300045</text:p>
          </table:table-cell>
          <table:table-cell office:value-type="float" office:value="-60" calcext:value-type="float">
            <text:p>-60</text:p>
          </table:table-cell>
          <table:table-cell table:formula="of:=([.C17]+[.D17])/30000" office:value-type="float" office:value="0.9997" calcext:value-type="float">
            <text:p>0.9997</text:p>
          </table:table-cell>
          <table:table-cell table:formula="of:=SQRT([.G17]*(1-[.G17])/30000)" office:value-type="float" office:value="0.0000999849988748257" calcext:value-type="float">
            <text:p>0.000099985</text:p>
          </table:table-cell>
          <table:table-cell table:formula="of:=[.H17]/[.G17]" office:value-type="float" office:value="0.000100015003375838" calcext:value-type="float">
            <text:p>0.000100015</text:p>
          </table:table-cell>
          <table:table-cell table:formula="of:=[.F17]" office:value-type="float" office:value="-60" calcext:value-type="float">
            <text:p>-60</text:p>
          </table:table-cell>
          <table:table-cell table:formula="of:=[.E17]/3*1000000/9" office:value-type="float" office:value="11.1127781111849" calcext:value-type="float">
            <text:p>11.1127781112</text:p>
          </table:table-cell>
          <table:table-cell office:value-type="float" office:value="0" calcext:value-type="float">
            <text:p>0</text:p>
          </table:table-cell>
          <table:table-cell table:formula="of:=[.I17]/3*1000000/9" office:value-type="float" office:value="3.70425938429031" calcext:value-type="float">
            <text:p>3.7042593843</text:p>
          </table:table-cell>
          <table:table-cell table:number-columns-repeated="3"/>
        </table:table-row>
        <table:table-row table:style-name="ro3">
          <table:table-cell office:value-type="float" office:value="960" calcext:value-type="float">
            <text:p>960</text:p>
          </table:table-cell>
          <table:table-cell office:value-type="float" office:value="46.65" calcext:value-type="float">
            <text:p>46.65</text:p>
          </table:table-cell>
          <table:table-cell table:number-columns-repeated="2" office:value-type="float" office:value="14999" calcext:value-type="float">
            <text:p>14999</text:p>
          </table:table-cell>
          <table:table-cell table:formula="of:=-LN([.G18])" office:value-type="float" office:value="0.0000666688889876519" calcext:value-type="float">
            <text:p>6.66688889876519E-005</text:p>
          </table:table-cell>
          <table:table-cell office:value-type="float" office:value="-80" calcext:value-type="float">
            <text:p>-80</text:p>
          </table:table-cell>
          <table:table-cell table:formula="of:=([.C18]+[.D18])/30000" office:value-type="float" office:value="0.999933333333333" calcext:value-type="float">
            <text:p>0.9999333333</text:p>
          </table:table-cell>
          <table:table-cell table:formula="of:=SQRT([.G18]*(1-[.G18])/30000)" office:value-type="float" office:value="0.0000471388807045079" calcext:value-type="float">
            <text:p>4.71388807045079E-005</text:p>
          </table:table-cell>
          <table:table-cell table:formula="of:=[.H18]/[.G18]" office:value-type="float" office:value="0.000047142023506075" calcext:value-type="float">
            <text:p>0.000047142</text:p>
          </table:table-cell>
          <table:table-cell table:formula="of:=[.F18]" office:value-type="float" office:value="-80" calcext:value-type="float">
            <text:p>-80</text:p>
          </table:table-cell>
          <table:table-cell table:formula="of:=[.E18]/3*1000000/9" office:value-type="float" office:value="2.46921811065377" calcext:value-type="float">
            <text:p>2.4692181107</text:p>
          </table:table-cell>
          <table:table-cell office:value-type="float" office:value="0" calcext:value-type="float">
            <text:p>0</text:p>
          </table:table-cell>
          <table:table-cell table:formula="of:=[.I18]/3*1000000/9" office:value-type="float" office:value="1.74600087059537" calcext:value-type="float">
            <text:p>1.7460008706</text:p>
          </table:table-cell>
          <table:table-cell table:number-columns-repeated="3"/>
        </table:table-row>
        <table:table-row table:style-name="ro3">
          <table:table-cell office:value-type="float" office:value="957" calcext:value-type="float">
            <text:p>957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G19])" office:value-type="float" office:value="-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([.C19]+[.D19])/30000" office:value-type="float" office:value="1" calcext:value-type="float">
            <text:p>1</text:p>
          </table:table-cell>
          <table:table-cell table:formula="of:=SQRT([.G19]*(1-[.G19])/30000)" office:value-type="float" office:value="0" calcext:value-type="float">
            <text:p>0</text:p>
          </table:table-cell>
          <table:table-cell table:formula="of:=[.H19]/[.G19]" office:value-type="float" office:value="0" calcext:value-type="float">
            <text:p>0</text:p>
          </table:table-cell>
          <table:table-cell table:formula="of:=[.F19]" office:value-type="float" office:value="-100" calcext:value-type="float">
            <text:p>-100</text:p>
          </table:table-cell>
          <table:table-cell table:formula="of:=[.E19]/3*1000000/9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9]/3*1000000/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16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VUV3, AP</text:p>
          </table:table-cell>
          <table:covered-table-cell table:style-name="ce2"/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MEG, AP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2"/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0000-00-00T18:12:42.483185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08:27:15.388732561</meta:creation-date>
    <dc:date>2015-07-22T10:45:54.311407104</dc:date>
    <meta:editing-duration>PT9H32M14S</meta:editing-duration>
    <meta:editing-cycles>20</meta:editing-cycles>
    <meta:generator>LibreOffice/4.1.6.2$Linux_X86_64 LibreOffice_project/410m0$Build-2</meta:generator>
    <meta:document-statistic meta:table-count="1" meta:cell-count="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201cm" style:legend-expansion="high" chart:style-name="ch2"/>
        <chart:plot-area chart:style-name="ch3" table:cell-range-address="Sheet1.E13:Sheet1.F20" svg:x="0.77cm" svg:y="0.855cm" svg:width="12.327cm" svg:height="7.545cm">
          <chartooo:coordinate-region svg:x="1.101cm" svg:y="1.055cm" svg:width="11.80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3:Sheet1.E20" chart:class="chart:scatter">
            <chart:domain table:cell-range-address="Sheet1.F13:Sheet1.F2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Sheet1.F13:Sheet1.F20</svg:desc>
                </draw:g>
              </table:table-cell>
              <table:table-cell office:value-type="float" office:value="0.265877093901111">
                <text:p>0.265877093901111</text:p>
                <draw:g>
                  <svg:desc>Sheet1.E13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451368456715296">
                <text:p>0.0451368456715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0.00917529793545217">
                <text:p>0.00917529793545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0.00130084573304807">
                <text:p>0.00130084573304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">
                <text:p>-60</text:p>
              </table:table-cell>
              <table:table-cell office:value-type="float" office:value="0.000300045009001992">
                <text:p>0.000300045009001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">
                <text:p>-80</text:p>
              </table:table-cell>
              <table:table-cell office:value-type="float" office:value="0.0000666688889876519">
                <text:p>0.0000666688889876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0">
                <text:p>-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